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Stable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8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1.6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3.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number-columns-repeated="7" table:style-name="ce1"/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Necesario cambiar algunos nombres de directorios en python/Makefile (2.9.1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7" table:style-name="ce1"/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number-columns-repeated="7" table:style-name="ce1"/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3.12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0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1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4.9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6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8.2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2.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2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Con 1.12.x falla mucho Gtk+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4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0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6.1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30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1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qlite</text:p>
          </table:table-cell>
          <table:table-cell table:number-columns-repeated="7" table:style-name="ce1"/>
          <table:table-cell office:value-type="string" table:style-name="ce1">
            <text:p>3.8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table:style-name="ce1"/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4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table:number-columns-repeated="16375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avier Burguete</meta:initial-creator>
    <dc:creator>root</dc:creator>
    <meta:creation-date>2013-03-13T12:05:34Z</meta:creation-date>
    <dc:date>2014-02-15T09:33:36Z</dc:date>
  </office:meta>
</office:document-meta>
</file>